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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-" style:num-format="1" text:start-value="5">
        <style:list-level-properties text:space-before="0in" text:min-label-width="0.4666in" text:list-level-position-and-space-mode="label-alignment">
          <style:list-level-label-alignment text:label-followed-by="listtab" fo:margin-left="0.4666in" fo:text-indent="-0.466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line-height="150%"/>
      <style:text-properties style:font-name="標楷體" style:font-name-asian="標楷體" fo:font-size="16pt" style:font-size-asian="16pt" style:font-size-complex="16pt"/>
    </style:style>
    <style:style style:name="P2" style:parent-style-name="清單段落" style:family="paragraph">
      <style:paragraph-properties fo:widows="2" fo:orphans="2" fo:margin-top="0.05in" fo:background-color="#FFFFFF"/>
      <style:text-properties style:font-name="Arial" style:font-name-complex="Arial" fo:font-weight="bold" style:font-weight-asian="bold" style:font-weight-complex="bold" fo:color="#000000" style:letter-kerning="false" fo:font-size="18pt" style:font-size-asian="18pt" style:font-size-complex="14.5pt"/>
    </style:style>
    <style:style style:name="P3" style:parent-style-name="清單段落" style:family="paragraph">
      <style:paragraph-properties fo:line-height="150%"/>
      <style:text-properties style:font-name="標楷體" style:font-name-asian="標楷體" fo:font-size="16pt" style:font-size-asian="16pt" style:font-size-complex="16pt"/>
    </style:style>
    <style:style style:name="P4" style:parent-style-name="清單段落" style:family="paragraph">
      <style:paragraph-properties fo:line-height="150%"/>
      <style:text-properties style:font-name="標楷體" style:font-name-asian="標楷體" fo:font-size="16pt" style:font-size-asian="16pt" style:font-size-complex="16pt"/>
    </style:style>
    <style:style style:name="P5" style:parent-style-name="清單段落" style:family="paragraph">
      <style:paragraph-properties fo:widows="2" fo:orphans="2" fo:margin-top="0.05in" fo:background-color="#FFFFFF"/>
      <style:text-properties style:font-name="Arial" style:font-name-complex="Arial" fo:font-weight="bold" style:font-weight-asian="bold" style:font-weight-complex="bold" fo:color="#000000" style:letter-kerning="false" fo:font-size="18pt" style:font-size-asian="18pt" style:font-size-complex="14.5pt"/>
    </style:style>
    <style:style style:name="P6" style:parent-style-name="清單段落" style:family="paragraph">
      <style:paragraph-properties fo:line-height="150%"/>
    </style:style>
    <style:style style:name="T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="Segoe UI Symbol" style:font-name-asian="標楷體" style:font-name-complex="Segoe UI Symbol" fo:color="#FF0000" fo:letter-spacing="-0.0111in" fo:font-size="16pt" style:font-size-asian="16pt" style:font-size-complex="16pt"/>
    </style:style>
    <style:style style:name="T14" style:parent-style-name="預設段落字型" style:family="text">
      <style:text-properties style:font-name="標楷體" style:font-name-asian="標楷體" fo:letter-spacing="-0.0111in" fo:font-size="16pt" style:font-size-asian="16pt" style:font-size-complex="16pt"/>
    </style:style>
    <style:style style:name="T15" style:parent-style-name="預設段落字型" style:family="text">
      <style:text-properties style:font-name="標楷體" style:font-name-asian="標楷體" fo:letter-spacing="-0.0111in" fo:font-size="16pt" style:font-size-asian="16pt" style:font-size-complex="16pt"/>
    </style:style>
    <style:style style:name="T16" style:parent-style-name="預設段落字型" style:family="text">
      <style:text-properties style:font-name="Segoe UI Symbol" style:font-name-asian="標楷體" style:font-name-complex="Segoe UI Symbol" fo:letter-spacing="-0.0111in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fo:letter-spacing="-0.0111in" fo:font-size="16pt" style:font-size-asian="16pt" style:font-size-complex="16pt"/>
    </style:style>
    <style:style style:name="P18" style:parent-style-name="清單段落" style:family="paragraph">
      <style:paragraph-properties fo:line-height="150%"/>
      <style:text-properties style:font-name="標楷體" style:font-name-asian="標楷體" fo:font-size="16pt" style:font-size-asian="16pt" style:font-size-complex="16pt"/>
    </style:style>
    <style:style style:name="P19" style:parent-style-name="清單段落" style:family="paragraph">
      <style:paragraph-properties fo:line-height="150%"/>
      <style:text-properties style:font-name="標楷體" style:font-name-asian="標楷體" fo:font-size="16pt" style:font-size-asian="16pt" style:font-size-complex="16pt"/>
    </style:style>
    <style:style style:name="P20" style:parent-style-name="清單段落" style:family="paragraph">
      <style:paragraph-properties fo:line-height="150%"/>
      <style:text-properties style:font-name="標楷體" style:font-name-asian="標楷體" fo:font-size="16pt" style:font-size-asian="16pt" style:font-size-complex="16pt"/>
    </style:style>
    <style:style style:name="P21" style:parent-style-name="清單段落" style:family="paragraph">
      <style:paragraph-properties fo:widows="2" fo:orphans="2" fo:margin-top="0.05in" fo:background-color="#FFFFFF"/>
      <style:text-properties style:font-name="Arial" style:font-name-complex="Arial" fo:font-weight="bold" style:font-weight-asian="bold" style:font-weight-complex="bold" fo:color="#000000" style:letter-kerning="false" fo:font-size="18pt" style:font-size-asian="18pt" style:font-size-complex="14.5pt"/>
    </style:style>
    <style:style style:name="T2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5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31" style:parent-style-name="內文" style:family="paragraph">
      <style:text-properties style:font-name="標楷體" style:font-name-asian="標楷體" fo:color="#FF0000" fo:font-size="16pt" style:font-size-asian="16pt" style:font-size-complex="16pt"/>
    </style:style>
    <style:style style:name="P32" style:parent-style-name="內文" style:family="paragraph">
      <style:text-properties style:font-name="標楷體" style:font-name-asian="標楷體" fo:color="#FF0000" fo:font-size="16pt" style:font-size-asian="16pt" style:font-size-complex="16pt"/>
    </style:style>
    <style:style style:name="T33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34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35" style:parent-style-name="預設段落字型" style:family="text">
      <style:text-properties style:font-name="Segoe UI Symbol" style:font-name-asian="標楷體" style:font-name-complex="Segoe UI Symbol" fo:color="#FF0000" fo:letter-spacing="-0.0111in" fo:font-size="16pt" style:font-size-asian="16pt" style:font-size-complex="16pt"/>
    </style:style>
    <style:style style:name="T36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37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38" style:parent-style-name="預設段落字型" style:family="text">
      <style:text-properties style:font-name="Segoe UI Symbol" style:font-name-asian="標楷體" style:font-name-complex="Segoe UI Symbol" fo:color="#FF0000" fo:letter-spacing="-0.0111in" fo:font-size="16pt" style:font-size-asian="16pt" style:font-size-complex="16pt"/>
    </style:style>
    <style:style style:name="T39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40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41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P42" style:parent-style-name="內文" style:family="paragraph">
      <style:paragraph-properties fo:line-height="150%"/>
      <style:text-properties style:font-name="標楷體" style:font-name-asian="標楷體" fo:font-size="16pt" style:font-size-asian="16pt" style:font-size-complex="16pt"/>
    </style:style>
    <style:style style:name="T43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44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45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46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</office:automatic-styles>
  <office:body>
    <office:text text:use-soft-page-breaks="true">
      <text:p text:style-name="P1">玩法規則說明:</text:p>
      <text:list text:style-name="LFO1" text:continue-numbering="true">
        <text:list-item>
          <text:p text:style-name="P2">發牌</text:p>
        </text:list-item>
      </text:list>
      <text:list text:style-name="LFO2" text:continue-numbering="true">
        <text:list-item>
          <text:p text:style-name="P3">總共發24張樸克牌。(2人玩一人12張，3人玩一人8張，4人玩一人6張)</text:p>
        </text:list-item>
        <text:list-item>
          <text:p text:style-name="P4">初始狀態需有4張放置於牌面，作為海底牌。</text:p>
        </text:list-item>
      </text:list>
      <text:list text:style-name="LFO1" text:continue-numbering="true">
        <text:list-item>
          <text:p text:style-name="P5">玩法</text:p>
        </text:list-item>
      </text:list>
      <text:list text:style-name="LFO2" text:continue-numbering="true">
        <text:list-item>
          <text:p text:style-name="P6"><text:span text:style-name="T7">只要玩家手中的牌加上海底牌</text:span><text:span text:style-name="T8"><text:s/></text:span><text:span text:style-name="T9">點數等於</text:span><text:span text:style-name="T10">10</text:span><text:span text:style-name="T11">就可以吃，黑的紅的可以。例如</text:span><text:span text:style-name="T12">:</text:span><text:span text:style-name="T13"><text:s/>♦</text:span><text:span text:style-name="T14">７</text:span><text:span text:style-name="T15"><text:s/>+<text:s/></text:span><text:span text:style-name="T16">♣</text:span><text:span text:style-name="T17">3</text:span></text:p>
        </text:list-item>
        <text:list-item>
          <text:p text:style-name="P18">超過10的牌(10、J、Q、K)，則是相同數字就可以吃。</text:p>
        </text:list-item>
      </text:list>
      <text:list text:style-name="LFO3" text:continue-numbering="true">
        <text:list-item>
          <text:list>
            <text:list-item>
              <text:p text:style-name="P19">吃一張牌後系統隨機從牌堆選出一張牌擺入海底，供玩家吃，結束該玩家回合(不可連吃，玩家每回合只可吃一張牌。)</text:p>
            </text:list-item>
            <text:list-item>
              <text:p text:style-name="P20">若手中沒有可吃的牌，則要讓使用者挑一張手牌放入海底，結束該玩家回合。</text:p>
            </text:list-item>
          </text:list>
        </text:list-item>
      </text:list>
      <text:list text:style-name="LFO1" text:continue-numbering="true">
        <text:list-item>
          <text:p text:style-name="P21">計分</text:p>
        </text:list-item>
      </text:list>
      <text:p text:style-name="內文"><text:span text:style-name="T22">在</text:span><text:span text:style-name="T23">所有玩家沒有手牌結束遊戲後，</text:span><text:span text:style-name="T24">計算每位玩家吃到的牌的分數，來決定誰輸誰贏，</text:span><text:span text:style-name="T25">除黑桃</text:span><text:span text:style-name="T26">A</text:span><text:span text:style-name="T27">是</text:span><text:span text:style-name="T28">10</text:span><text:span text:style-name="T29">分之外</text:span><text:span text:style-name="T30">，其他都只有紅色才算分</text:span></text:p>
      <text:soft-page-break/>
      <text:p text:style-name="P31">A : 20分</text:p>
      <text:p text:style-name="P32">9、10、J、Q、K :10分</text:p>
      <text:p text:style-name="內文"><text:span text:style-name="T33">其他數字為數字本身分數，例如</text:span><text:span text:style-name="T34">:</text:span><text:span text:style-name="T35"><text:s/>♦</text:span><text:span text:style-name="T36">2:2</text:span><text:span text:style-name="T37">分、</text:span><text:span text:style-name="T38">♦</text:span><text:span text:style-name="T39">3:3</text:span><text:span text:style-name="T40">分</text:span><text:span text:style-name="T41">…</text:span></text:p>
      <text:p text:style-name="P42">#新增或修改其他規則的同學請註明在程式說明檔(ODT)中#</text:p>
      <text:p text:style-name="內文"><text:span text:style-name="T43">#</text:span><text:span text:style-name="T44">請將老師要求的</text:span><text:span text:style-name="T45">overloading</text:span><text:span text:style-name="T46">技巧，應用於此次作業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3" style:display-name="標題 3" style:family="paragraph" style:parent-style-name="內文" style:default-outline-level="3">
      <style:paragraph-properties fo:widows="2" fo:orphans="2" fo:margin-top="0.0694in" fo:margin-bottom="0.0694in"/>
      <style:text-properties style:font-name="新細明體" style:font-name-complex="新細明體" fo:font-weight="bold" style:font-weight-asian="bold" style:font-weight-complex="bold" style:letter-kerning="false" fo:font-size="13.5pt" style:font-size-asian="13.5pt" style:font-size-complex="13.5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標題3字元" style:display-name="標題 3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style:letter-kerning="false" fo:font-size="13.5pt" style:font-size-asian="13.5pt" style:font-size-complex="13.5pt"/>
    </style:style>
    <style:style style:name="mw-headline" style:display-name="mw-headline" style:family="text" style:parent-style-name="預設段落字型"/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-" style:num-format="1" text:start-value="5">
        <style:list-level-properties text:space-before="0in" text:min-label-width="0.4666in" text:list-level-position-and-space-mode="label-alignment">
          <style:list-level-label-alignment text:label-followed-by="listtab" fo:margin-left="0.4666in" fo:text-indent="-0.466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德祥 歐</meta:initial-creator>
    <dc:creator>致誠 黃</dc:creator>
    <meta:creation-date>2021-05-20T04:50:00Z</meta:creation-date>
    <dc:date>2021-05-27T09:20:00Z</dc:date>
    <meta:template xlink:href="Normal" xlink:type="simple"/>
    <meta:editing-cycles>5</meta:editing-cycles>
    <meta:editing-duration>PT8520S</meta:editing-duration>
    <meta:document-statistic meta:page-count="2" meta:paragraph-count="1" meta:word-count="61" meta:character-count="409" meta:row-count="2" meta:non-whitespace-character-count="349"/>
  </office:meta>
</office:document-meta>
</file>